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6" style:family="paragraph">
      <style:text-properties fo:font-size="12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990000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800000" fo:font-weight="bold" style:font-weight-asian="bold" style:font-weight-complex="bold"/>
    </style:style>
    <style:style style:name="T1" style:family="text">
      <style:text-properties fo:color="#800000" fo:font-weight="bold" style:font-weight-asian="bold"/>
    </style:style>
    <style:style style:name="T2" style:family="text">
      <style:text-properties fo:color="#800000" style:font-name="Liberation Serif" fo:font-size="12pt" fo:font-style="normal" fo:font-weight="bold" style:font-size-asian="12pt" style:font-style-asian="normal" style:font-weight-asian="bold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5pt" fo:text-shadow="1pt 1pt" fo:font-weight="bold" style:font-size-asian="13pt" style:font-weight-asian="bold" style:font-size-complex="15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cc0000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cc0000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cc0000" style:text-outline="false" style:text-line-through-style="none" style:text-line-through-type="none" style:text-position="0% 100%" style:font-name="Liberation Serif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font-size="12pt"/>
    </style:style>
    <style:style style:name="T12" style:family="text">
      <style:text-properties fo:color="#9900ff" fo:font-size="12pt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font-size="13pt" fo:font-weight="bold" style:font-size-asian="11pt" style:font-weight-asian="bold" style:font-size-complex="13pt" style:font-weight-complex="bold"/>
    </style:style>
    <style:style style:name="T15" style:family="text">
      <style:text-properties fo:color="#990000" fo:font-weight="bold" style:font-weight-asian="bold" style:font-weight-complex="bold"/>
    </style:style>
    <style:style style:name="T16" style:family="text">
      <style:text-properties fo:font-size="15pt" style:font-size-asian="13pt" style:font-size-complex="15pt"/>
    </style:style>
    <style:style style:name="gr1" style:family="graphic">
      <style:graphic-properties draw:fill-color="#b2b2b2" draw:textarea-horizontal-align="justify" draw:textarea-vertical-align="middle" draw:auto-grow-height="false" fo:min-height="1.879cm" fo:min-width="19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top" draw:auto-grow-height="false" fo:min-height="22.781cm" fo:min-width="7.80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99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8.625cm" fo:min-width="5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990000" draw:marker-start="Extrémités_20_de_20_flèche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8.123cm" fo:min-width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c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7.064cm" fo:min-width="4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990000"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99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Forme3" draw:style-name="gr2" draw:text-style-name="P3" svg:width="7.806cm" svg:height="22.781cm" svg:x="-1.674cm" svg:y="0.603cm"><text:p text:style-name="P3"><text:span text:style-name="T4">User :</text:span></text:p><text:p text:style-name="P3"><text:span text:style-name="T4">Password :</text:span></text:p><text:p text:style-name="P3"><text:span text:style-name="T4"/></text:p><text:p text:style-name="P3"><text:span text:style-name="T4">Liste des projets :</text:span></text:p><text:p text:style-name="P3"><text:span text:style-name="T5"/></text:p><text:p text:style-name="P3"><text:span text:style-name="T5"><text:s/></text:span><text:span text:style-name="T5">- projets 1</text:span></text:p><text:p text:style-name="P3"><text:span text:style-name="T5"/></text:p><text:p text:style-name="P3"><text:span text:style-name="T5"/></text:p><text:p text:style-name="P3"><text:span text:style-name="T5"/></text:p><text:p text:style-name="P3"><text:span text:style-name="T5"><text:s/></text:span><text:span text:style-name="T5">- projet 2</text:span></text:p><text:p text:style-name="P4"><text:span text:style-name="T6"/></text:p><text:p text:style-name="P4"><text:span text:style-name="T6"/></text:p><text:p text:style-name="P4"><text:span text:style-name="T6"/></text:p><text:p text:style-name="P4"><text:span text:style-name="T7"><text:tab/></text:span><text:span text:style-name="T7"><text:tab/></text:span><text:span text:style-name="T7"><text:tab/></text:span><text:span text:style-name="T7"><text:tab/></text:span><text:span text:style-name="T8">Add projet</text:span><text:span text:style-name="T9">+</text:span></text:p><draw:enhanced-geometry svg:viewBox="0 0 21600 21600" draw:type="rectangle" draw:enhanced-path="M 0 0 L 21600 0 21600 21600 0 21600 0 0 Z N"/></draw:custom-shape><draw:custom-shape text:anchor-type="paragraph" draw:z-index="0" draw:name="Forme1" draw:style-name="gr1" draw:text-style-name="P2" svg:width="19.642cm" svg:height="1.879cm" svg:x="-1.171cm" svg:y="-1.628cm"><text:p text:style-name="P1"><text:span text:style-name="T3"><text:s text:c="4"/></text:span><text:span text:style-name="T3">Nom de l’entreprise</text:span></text:p><draw:enhanced-geometry svg:viewBox="0 0 21600 21600" draw:type="rectangle" draw:enhanced-path="M 0 0 L 21600 0 21600 21600 0 21600 0 0 Z N"/></draw:custom-shape><draw:line text:anchor-type="paragraph" draw:z-index="2" draw:name="Forme5" draw:style-name="gr3" draw:text-style-name="P1" svg:x1="4.173cm" svg:y1="8.823cm" svg:x2="9.412cm" svg:y2="14.988cm"><text:p/></draw:line><draw:frame text:anchor-type="paragraph" draw:z-index="3" draw:name="Forme6" draw:style-name="gr4" draw:text-style-name="P5" svg:width="2.911cm" svg:height="1.747cm" svg:x="6.264cm" svg:y="11.707cm"><draw:text-box><text:p><text:span text:style-name="T10">Au clic un formulaire s’affiche</text:span></text:p></draw:text-box></draw:frame><draw:custom-shape text:anchor-type="paragraph" draw:z-index="4" draw:name="Forme7" draw:style-name="gr5" draw:text-style-name="P6" svg:width="5.425cm" svg:height="8.626cm" svg:x="7.243cm" svg:y="14.988cm"><text:p><text:span text:style-name="T11"><text:tab/></text:span><text:span text:style-name="T11">Nom du projet :</text:span></text:p><text:p><text:span text:style-name="T11"/></text:p><text:p text:style-name="P1"><text:span text:style-name="T11">Etapes réaliser : </text:span></text:p><text:p text:style-name="P1"><text:span text:style-name="T11">Blabla <text:s text:c="2"/>(case a cocher) <text:s/></text:span><text:span text:style-name="T12"><text:tab/></text:span><text:span text:style-name="T12"> </text:span></text:p><text:p text:style-name="P1"><text:span text:style-name="T11">Tâches réalisées :</text:span></text:p><text:p text:style-name="P1"><text:span text:style-name="T11">Nanana (case a cocher) </text:span></text:p><text:p text:style-name="P1"><text:span text:style-name="T11"/></text:p><text:p text:style-name="P1"><text:span text:style-name="T11">Délai de réalisation :</text:span></text:p><text:p text:style-name="P1"><text:span text:style-name="T11">Date de fin :</text:span></text:p><text:p text:style-name="P1"><text:span text:style-name="T11">Date limite de rendu :</text:span></text:p><text:p text:style-name="P1"><text:span text:style-name="T11"/></text:p><text:p text:style-name="P1"><text:span text:style-name="T11">Add new task </text:span></text:p><text:p text:style-name="P1"><text:span text:style-name="T11">Remove task</text:span></text:p><text:p text:style-name="P1"><text:span text:style-name="T11"/></text:p><text:p text:style-name="P1"><text:span text:style-name="T11"/></text:p><text:p text:style-name="P1"><text:span text:style-name="T11">VALIDER</text:span></text:p><draw:enhanced-geometry svg:viewBox="0 0 21600 21600" draw:type="rectangle" draw:enhanced-path="M 0 0 L 21600 0 21600 21600 0 21600 0 0 Z N"/></draw:custom-shape><draw:line text:anchor-type="paragraph" draw:z-index="5" draw:name="Forme4" draw:style-name="gr6" draw:text-style-name="P7" svg:x1="9.042cm" svg:y1="22.899cm" svg:x2="1.819cm" svg:y2="7.209cm"><text:p/></draw:line><draw:frame text:anchor-type="paragraph" draw:z-index="6" draw:name="Forme8" draw:style-name="gr7" draw:text-style-name="P5" svg:width="2.779cm" svg:height="3.308cm" svg:x="4.306cm" svg:y="14.247cm"><draw:text-box><text:p><text:span text:style-name="T10">Quand on valide le nom du projet apparaît dans la liste</text:span></text:p></draw:text-box></draw:frame><draw:custom-shape text:anchor-type="paragraph" draw:z-index="7" draw:name="Forme7" draw:style-name="gr8" draw:text-style-name="P6" svg:width="5.213cm" svg:height="8.123cm" svg:x="8.274cm" svg:y="0.568cm"><text:p><text:span text:style-name="T11"><text:tab/></text:span><text:span text:style-name="T11">Nom du projet :</text:span></text:p><text:p><text:span text:style-name="T11"/></text:p><text:p text:style-name="P1"><text:span text:style-name="T11">Etapes réaliser : </text:span></text:p><text:p text:style-name="P1"><text:span text:style-name="T11"><text:tab/></text:span><text:span text:style-name="T11">Blabla <text:s/>(case a cocher) <text:s/></text:span><text:span text:style-name="T12"><text:tab/></text:span><text:span text:style-name="T12"> </text:span></text:p><text:p text:style-name="P1"><text:span text:style-name="T11">Tâches réalisées :</text:span></text:p><text:p text:style-name="P1"><text:span text:style-name="T11">Nanana (case a cocher) </text:span></text:p><text:p text:style-name="P1"><text:span text:style-name="T11"/></text:p><text:p text:style-name="P1"><text:span text:style-name="T11">Délai de réalisation :</text:span></text:p><text:p text:style-name="P1"><text:span text:style-name="T11">Date limite de rendu :</text:span></text:p><text:p text:style-name="P1"><text:span text:style-name="T11">Date de fin :</text:span></text:p><text:p text:style-name="P1"><text:span text:style-name="T11"/></text:p><text:p text:style-name="P1"><text:span text:style-name="T11">Add new task </text:span></text:p><text:p text:style-name="P1"><text:span text:style-name="T11">Remove task</text:span></text:p><text:p text:style-name="P1"><text:span text:style-name="T13">VALIDER</text:span></text:p><text:p text:style-name="P1"><text:span text:style-name="T13"/></text:p><text:p text:style-name="P1"><text:span text:style-name="T14">MODIFIER</text:span></text:p><text:p text:style-name="P1"><text:span text:style-name="T13"/></text:p><draw:enhanced-geometry svg:viewBox="0 0 21600 21600" draw:type="rectangle" draw:enhanced-path="M 0 0 L 21600 0 21600 21600 0 21600 0 0 Z N"/></draw:custom-shape><draw:line text:anchor-type="paragraph" draw:z-index="8" draw:name="Forme9" draw:style-name="gr9" draw:text-style-name="P7" svg:x1="3.274cm" svg:y1="3.822cm" svg:x2="8.142cm" svg:y2="4.907cm"><text:p/></draw:line><draw:frame text:anchor-type="paragraph" draw:z-index="9" draw:name="Forme10" draw:style-name="gr10" draw:text-style-name="P8" svg:width="3.335cm" svg:height="1.95cm" svg:x="4.941cm" svg:y="1.589cm"><draw:text-box><text:p><text:span text:style-name="T15">Quand on clic sur le projet la carte apparaît</text:span></text:p></draw:text-box></draw:frame><draw:custom-shape text:anchor-type="paragraph" draw:z-index="10" draw:name="Forme2" draw:style-name="gr11" draw:text-style-name="P1" svg:width="4.472cm" svg:height="7.065cm" svg:x="13.778cm" svg:y="8.4cm"><text:p text:style-name="P1"><text:span text:style-name="T16">Base de données</text:span></text:p><text:p text:style-name="P1"><text:span text:style-name="T16">Table user</text:span></text:p><text:p text:style-name="P1"><text:span text:style-name="T16">Table projet</text:span></text:p><text:p text:style-name="P1"><text:span text:style-name="T16">Table taches</text:span></text:p><draw:enhanced-geometry svg:viewBox="0 0 21600 21600" draw:type="rectangle" draw:enhanced-path="M 0 0 L 21600 0 21600 21600 0 21600 0 0 Z N"/></draw:custom-shape><draw:line text:anchor-type="paragraph" draw:z-index="11" draw:name="Forme11" draw:style-name="gr3" draw:text-style-name="P1" svg:x1="10.735cm" svg:y1="22.528cm" svg:x2="15.709cm" svg:y2="15.464cm"><text:p/></draw:line><draw:frame text:anchor-type="paragraph" draw:z-index="12" draw:name="Forme13" draw:style-name="gr4" draw:text-style-name="P9" svg:width="3.414cm" svg:height="1.747cm" svg:x="13.936cm" svg:y="18.004cm"><draw:text-box><text:p text:style-name="P1"><text:span text:style-name="T10">Les informations</text:span></text:p><text:p text:style-name="P1"><text:span text:style-name="T10">Partent dans la bbd</text:span></text:p></draw:text-box></draw:frame><draw:line text:anchor-type="paragraph" draw:z-index="13" draw:name="Forme12" draw:style-name="gr12" draw:text-style-name="P1" svg:x1="3.274cm" svg:y1="3.822cm" svg:x2="14.81cm" svg:y2="11.707cm"><text:p/></draw:line><draw:line text:anchor-type="paragraph" draw:z-index="15" draw:name="Forme15" draw:style-name="gr14" draw:text-style-name="P1" svg:x1="11.74cm" svg:y1="8.691cm" svg:x2="10.1cm" svg:y2="14.988cm"><text:p/></draw:line><draw:line text:anchor-type="paragraph" draw:z-index="17" draw:name="Forme17" draw:style-name="gr14" draw:text-style-name="P1" svg:x1="3.644cm" svg:y1="0.69cm" svg:x2="14.624cm" svg:y2="7.913cm"><text:p/></draw:line><draw:frame text:anchor-type="paragraph" draw:z-index="16" draw:name="Forme16" draw:style-name="gr15" draw:text-style-name="P5" svg:width="2.594cm" svg:height="1.95cm" svg:x="10.285cm" svg:y="10.664cm"><draw:text-box><text:p><text:span text:style-name="T10">Quand on clic sur modifier le formulaire reapparait</text:span></text:p></draw:text-box></draw:frame><draw:frame text:anchor-type="paragraph" draw:z-index="14" draw:name="Forme14" draw:style-name="gr13" draw:text-style-name="P5" svg:width="4.366cm" svg:height="1.463cm" svg:x="5.232cm" svg:y="5.928cm"><draw:text-box><text:p><text:span text:style-name="T10">Les infos arrivent de la base de données dans une carte</text:span></text:p></draw:text-box></draw:frame><draw:custom-shape text:anchor-type="paragraph" draw:z-index="18" draw:name="Forme7" draw:style-name="gr5" draw:text-style-name="P6" svg:width="5.425cm" svg:height="8.626cm" svg:x="7.243cm" svg:y="14.988cm"><text:p><text:span text:style-name="T11"><text:tab/></text:span><text:span text:style-name="T11">Nom du projet :</text:span></text:p><text:p><text:span text:style-name="T11"/></text:p><text:p text:style-name="P1"><text:span text:style-name="T11">Etapes réaliser : </text:span></text:p><text:p text:style-name="P1"><text:span text:style-name="T11">Blabla <text:s text:c="2"/>(case a cocher) <text:s/></text:span><text:span text:style-name="T12"><text:tab/></text:span><text:span text:style-name="T12"> </text:span></text:p><text:p text:style-name="P1"><text:span text:style-name="T11">Tâches réalisées :</text:span></text:p><text:p text:style-name="P1"><text:span text:style-name="T11">Nanana (case a cocher) </text:span></text:p><text:p text:style-name="P1"><text:span text:style-name="T11"/></text:p><text:p text:style-name="P1"><text:span text:style-name="T11">Délai de réalisation :</text:span></text:p><text:p text:style-name="P1"><text:span text:style-name="T11">Date de fin :</text:span></text:p><text:p text:style-name="P1"><text:span text:style-name="T11">Date limite de rendu :</text:span></text:p><text:p text:style-name="P1"><text:span text:style-name="T11"/></text:p><text:p text:style-name="P1"><text:span text:style-name="T11">Add new task </text:span></text:p><text:p text:style-name="P1"><text:span text:style-name="T11">Remove task</text:span></text:p><text:p text:style-name="P1"><text:span text:style-name="T11"/></text:p><text:p text:style-name="P1"><text:span text:style-name="T11"/></text:p><text:p text:style-name="P1"><text:span text:style-name="T11">VALIDER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58:09.940736207</meta:creation-date>
    <dc:date>2017-09-27T11:04:07.500395436</dc:date>
    <meta:editing-duration>PT16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